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8000003E896E41A18.png" manifest:media-type=""/>
  <manifest:file-entry manifest:full-path="Pictures/100000000000048A00000828D56FD8A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2cm" svg:stroke-color="#ff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02cm" svg:stroke-color="#808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52cm" svg:stroke-color="#dd4814" draw:marker-start-width="0.427cm" draw:marker-end-width="0.427cm" draw:fill="none" draw:textarea-vertical-align="middle" fo:padding-top="0.2cm" fo:padding-bottom="0.2cm" fo:padding-left="0.325cm" fo:padding-right="0.325cm"/>
    </style:style>
    <style:style style:name="gr7" style:family="graphic" style:parent-style-name="objectwithoutfill">
      <style:graphic-properties svg:stroke-width="0.102cm" svg:stroke-color="#dd4814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762cm"/>
    </style:style>
    <style:style style:name="gr9" style:family="graphic" style:parent-style-name="standard">
      <style:graphic-properties svg:stroke-width="0.152cm" svg:stroke-color="#ff420e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svg:stroke-color="#ff00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203cm" draw:marker-start-width="0.351cm" draw:marker-end-width="0.351cm" draw:fill="none" draw:textarea-vertical-align="middle" fo:padding-top="0.226cm" fo:padding-bottom="0.226cm" fo:padding-left="0.351cm" fo:padding-right="0.351cm"/>
    </style:style>
    <style:style style:name="gr14" style:family="graphic" style:parent-style-name="objectwithoutfill">
      <style:graphic-properties svg:stroke-width="0.102cm" svg:stroke-color="#00ff00" draw:fill="none" draw:textarea-vertical-align="middle" fo:padding-top="0.176cm" fo:padding-bottom="0.176cm" fo:padding-left="0.301cm" fo:padding-right="0.301cm"/>
    </style:style>
    <style:style style:name="gr15" style:family="graphic" style:parent-style-name="objectwithoutfill">
      <style:graphic-properties svg:stroke-width="0.102cm" svg:stroke-color="#808000" draw:fill="none" draw:textarea-vertical-align="middle" fo:padding-top="0.176cm" fo:padding-bottom="0.176cm" fo:padding-left="0.301cm" fo:padding-right="0.301cm"/>
    </style:style>
    <style:style style:name="gr16" style:family="graphic" style:parent-style-name="objectwithoutfill">
      <style:graphic-properties svg:stroke-width="0.102cm" draw:fill="none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102cm" svg:stroke-color="#ff0000" draw:fill="none" draw:textarea-vertical-align="middle" fo:padding-top="0.176cm" fo:padding-bottom="0.176cm" fo:padding-left="0.301cm" fo:padding-right="0.301cm"/>
    </style:style>
    <style:style style:name="gr18" style:family="graphic" style:parent-style-name="objectwithoutfill">
      <style:graphic-properties svg:stroke-width="0.102cm" svg:stroke-color="#dd4814" draw:fill="none" draw:textarea-vertical-align="middle" fo:padding-top="0.176cm" fo:padding-bottom="0.176cm" fo:padding-left="0.301cm" fo:padding-right="0.301cm"/>
    </style:style>
    <style:style style:name="gr19" style:family="graphic" style:parent-style-name="objectwithoutfill">
      <style:graphic-properties svg:stroke-width="0.102cm" svg:stroke-color="#ffffff" draw:fill="none" draw:textarea-vertical-align="middle" fo:padding-top="0.176cm" fo:padding-bottom="0.176cm" fo:padding-left="0.301cm" fo:padding-right="0.301cm"/>
    </style:style>
    <style:style style:name="gr20" style:family="graphic" style:parent-style-name="standard">
      <style:graphic-properties draw:stroke="none" svg:stroke-width="0.102cm" svg:stroke-color="#000000" draw:fill="none" draw:fill-color="#ffffff" fo:min-height="2.286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676cm" svg:height="22.778cm" svg:x="5.826cm" svg:y="1.231cm">
          <draw:image xlink:href="Pictures/100000000000048A00000828D56FD8A2.png" xlink:type="simple" xlink:show="embed" xlink:actuate="onLoad">
            <text:p/>
          </draw:image>
        </draw:frame>
        <draw:line draw:style-name="gr2" draw:text-style-name="P1" draw:layer="layout" svg:x1="10.017cm" svg:y1="22.717cm" svg:x2="10.017cm" svg:y2="25.892cm">
          <text:p/>
        </draw:line>
        <draw:frame draw:style-name="gr3" draw:layer="layout" svg:width="6.886cm" svg:height="0.962cm" svg:x="10.144cm" svg:y="25.003cm">
          <draw:text-box>
            <text:p>FWUP/Pin F/VCC/Red</text:p>
          </draw:text-box>
        </draw:frame>
        <draw:line draw:style-name="gr4" draw:text-style-name="P1" draw:layer="layout" svg:x1="4.81cm" svg:y1="21.828cm" svg:x2="6.842cm" svg:y2="21.828cm">
          <text:p/>
        </draw:line>
        <draw:line draw:style-name="gr4" draw:text-style-name="P1" draw:layer="layout" svg:x1="4.81cm" svg:y1="23.86cm" svg:x2="4.81cm" svg:y2="21.828cm">
          <text:p/>
        </draw:line>
        <draw:frame draw:style-name="gr3" draw:layer="layout" svg:width="5.193cm" svg:height="0.962cm" svg:x="4.189cm" svg:y="24.041cm">
          <draw:text-box>
            <text:p>Gnd/Pin:G/Black</text:p>
          </draw:text-box>
        </draw:frame>
        <draw:line draw:style-name="gr5" draw:text-style-name="P1" draw:layer="layout" svg:x1="6.969cm" svg:y1="21.574cm" svg:x2="1.381cm" svg:y2="21.574cm">
          <text:p/>
        </draw:line>
        <draw:frame draw:style-name="gr3" draw:layer="layout" svg:width="5.222cm" svg:height="0.962cm" draw:transform="rotate (1.5707963267949) translate (1.762cm 26.94cm)">
          <draw:text-box>
            <text:p>Snd/Pin 1/Brown</text:p>
          </draw:text-box>
        </draw:frame>
        <draw:line draw:style-name="gr6" draw:text-style-name="P1" draw:layer="layout" svg:x1="6.715cm" svg:y1="21.193cm" svg:x2="3.921cm" svg:y2="21.193cm">
          <text:p/>
        </draw:line>
        <draw:line draw:style-name="gr7" draw:text-style-name="P1" draw:layer="layout" svg:x1="3.921cm" svg:y1="18.653cm" svg:x2="3.921cm" svg:y2="21.193cm">
          <text:p/>
        </draw:line>
        <draw:frame draw:style-name="gr8" draw:layer="layout" svg:width="6.223cm" svg:height="1.673cm" svg:x="1.254cm" svg:y="17.891cm">
          <draw:text-box>
            <text:p>Move/Pin 2/</text:p>
            <text:p>Orange</text:p>
          </draw:text-box>
        </draw:frame>
        <draw:custom-shape draw:style-name="gr9" draw:text-style-name="P1" draw:layer="layout" svg:width="0.889cm" svg:height="0.508cm" svg:x="14.462cm" svg:y="23.98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254cm" svg:height="0.254cm" svg:x="14.97cm" svg:y="24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54cm" svg:height="0.254cm" svg:x="14.589cm" svg:y="24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54cm" svg:height="0.254cm" svg:x="14.081cm" svg:y="24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4.97cm" svg:y1="23.86cm" svg:x2="14.716cm" svg:y2="23.225cm">
          <text:p/>
        </draw:line>
      </draw:page>
      <draw:page draw:name="page2" draw:style-name="dp1" draw:master-page-name="Default">
        <draw:frame draw:style-name="gr1" draw:text-style-name="P1" draw:layer="layout" svg:width="10.795cm" svg:height="22.873cm" svg:x="5.445cm" svg:y="1.368cm">
          <draw:image xlink:href="Pictures/10000000000001D8000003E896E41A18.png" xlink:type="simple" xlink:show="embed" xlink:actuate="onLoad">
            <text:p/>
          </draw:image>
        </draw:frame>
        <draw:line draw:style-name="gr12" draw:text-style-name="P1" draw:layer="layout" svg:x1="16.24cm" svg:y1="5.953cm" svg:x2="20.59cm" svg:y2="5.953cm">
          <text:p text:style-name="P1">Console</text:p>
          <text:p text:style-name="P1">Gnd / Black</text:p>
        </draw:line>
        <draw:line draw:style-name="gr13" draw:text-style-name="P1" draw:layer="layout" svg:x1="16.24cm" svg:y1="7.604cm" svg:x2="20.59cm" svg:y2="7.604cm">
          <text:p text:style-name="P1">Con/TX</text:p>
          <text:p text:style-name="P1">White</text:p>
        </draw:line>
        <draw:line draw:style-name="gr14" draw:text-style-name="P1" draw:layer="layout" svg:x1="16.24cm" svg:y1="9.255cm" svg:x2="20.59cm" svg:y2="9.255cm">
          <text:p text:style-name="P1">Con/RX</text:p>
          <text:p text:style-name="P1">Green</text:p>
        </draw:line>
        <draw:line draw:style-name="gr14" draw:text-style-name="P1" draw:layer="layout" svg:x1="16.24cm" svg:y1="20.812cm" svg:x2="20.59cm" svg:y2="20.812cm">
          <text:p text:style-name="P1">Over/Off</text:p>
          <text:p text:style-name="P1">Green</text:p>
        </draw:line>
        <draw:line draw:style-name="gr15" draw:text-style-name="P1" draw:layer="layout" svg:x1="16.24cm" svg:y1="19.161cm" svg:x2="20.59cm" svg:y2="19.161cm">
          <text:p text:style-name="P1">Over/On</text:p>
          <text:p text:style-name="P1">Brown</text:p>
        </draw:line>
        <draw:line draw:style-name="gr16" draw:text-style-name="P1" draw:layer="layout" svg:x1="16.24cm" svg:y1="17.256cm" svg:x2="20.59cm" svg:y2="17.256cm">
          <text:p text:style-name="P1">Gnd (pwr over)</text:p>
          <text:p text:style-name="P1">Black</text:p>
        </draw:line>
        <draw:line draw:style-name="gr17" draw:text-style-name="P1" draw:layer="layout" svg:x1="0.746cm" svg:y1="15.732cm" svg:x2="5.318cm" svg:y2="15.732cm">
          <text:p text:style-name="P1">VCC(pwr over)</text:p>
          <text:p text:style-name="P1">Red</text:p>
        </draw:line>
        <draw:line draw:style-name="gr16" draw:text-style-name="P1" draw:layer="layout" svg:x1="1cm" svg:y1="22.082cm" svg:x2="5.572cm" svg:y2="22.082cm">
          <text:p text:style-name="P1">Tail/Gnd</text:p>
          <text:p text:style-name="P1">Black</text:p>
        </draw:line>
        <draw:line draw:style-name="gr18" draw:text-style-name="P1" draw:layer="layout" svg:x1="1cm" svg:y1="20.558cm" svg:x2="5.572cm" svg:y2="20.558cm">
          <text:p text:style-name="P1">Tail/Ctrl</text:p>
          <text:p text:style-name="P1">Orange</text:p>
        </draw:line>
        <draw:line draw:style-name="gr19" draw:text-style-name="P1" draw:layer="layout" svg:x1="20.812cm" svg:y1="7.604cm" svg:x2="16.24cm" svg:y2="7.604cm">
          <text:p/>
        </draw:line>
        <draw:frame draw:style-name="gr20" draw:text-style-name="P2" draw:layer="layout" svg:width="12.827cm" svg:height="2.638cm" svg:x="4.683cm" svg:y="25.257cm">
          <draw:text-box>
            <text:p><text:span text:style-name="T1">Raspberry PI GPIO Head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ve Oualline</meta:initial-creator>
    <meta:creation-date>2014-02-18T23:59:35.134071759</meta:creation-date>
    <dc:date>2014-06-09T06:13:31.063578079</dc:date>
    <dc:creator>Steve Oualline</dc:creator>
    <meta:editing-duration>PT6H25M20S</meta:editing-duration>
    <meta:editing-cycles>3</meta:editing-cycles>
    <meta:generator>LibreOffice/4.1.3.2$Linux_X86_64 LibreOffice_project/410m0$Build-2</meta:generator>
    <meta:printed-by>Steve Oualline</meta:printed-by>
    <meta:print-date>2014-06-09T06:13:25.085377502</meta:print-date>
    <meta:document-statistic meta:object-count="28"/>
  </office:meta>
</office:document-meta>
</file>